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Policepardéfaut" style:family="text">
      <style:text-properties style:font-name="Calibri" style:font-name-asian="Calibri" style:font-name-complex="Calibri"/>
    </style:style>
    <style:style style:name="T3" style:parent-style-name="Policepardéfaut" style:family="text">
      <style:text-properties style:font-name="Calibri" style:font-name-asian="Calibri" style:font-name-complex="Calibri"/>
    </style:style>
    <style:style style:name="P4" style:parent-style-name="Normal" style:family="paragraph">
      <style:paragraph-properties fo:margin-bottom="0.1388in" fo:line-height="115%"/>
    </style:style>
    <style:style style:name="T5" style:parent-style-name="Policepardéfaut" style:family="text">
      <style:text-properties style:font-name="Calibri" style:font-name-asian="Calibri" style:font-name-complex="Calibri"/>
    </style:style>
    <style:style style:name="T6" style:parent-style-name="Policepardéfaut" style:family="text">
      <style:text-properties style:font-name="Calibri" style:font-name-asian="Calibri" style:font-name-complex="Calibri"/>
    </style:style>
    <style:style style:name="T7" style:parent-style-name="Policepardéfaut" style:family="text">
      <style:text-properties style:font-name="Calibri" style:font-name-asian="Calibri" style:font-name-complex="Calibri"/>
    </style:style>
    <style:style style:name="P8" style:parent-style-name="Normal" style:family="paragraph">
      <style:paragraph-properties fo:margin-bottom="0.1388in" fo:line-height="115%"/>
      <style:text-properties style:font-name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T10" style:parent-style-name="Policepardéfaut" style:family="text">
      <style:text-properties style:font-name="Calibri" style:font-name-asian="Calibri" style:font-name-complex="Calibri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Policepardéfaut" style:family="text">
      <style:text-properties style:font-name="Calibri" style:font-name-asian="Calibri" style:font-name-complex="Calibri"/>
    </style:style>
    <style:style style:name="P13" style:parent-style-name="Normal" style:family="paragraph">
      <style:paragraph-properties fo:margin-bottom="0.1388in" fo:line-height="115%"/>
      <style:text-properties style:font-name="Calibri" style:font-name-complex="Calibri"/>
    </style:style>
    <style:style style:name="T14" style:parent-style-name="Policepardéfaut" style:family="text">
      <style:text-properties style:font-name="Calibri" style:font-name-asian="Calibri" style:font-name-complex="Calibri"/>
    </style:style>
    <style:style style:name="T15" style:parent-style-name="Policepardéfaut" style:family="text">
      <style:text-properties style:font-name="Calibri" style:font-name-asian="Calibri" style:font-name-complex="Calibri"/>
    </style:style>
    <style:style style:name="T16" style:parent-style-name="Policepardéfaut" style:family="text">
      <style:text-properties style:font-name="Calibri"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Policepardéfaut" style:family="text">
      <style:text-properties style:font-name="Calibri" style:font-name-asian="Calibri" style:font-name-complex="Calibri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Policepardéfaut" style:family="text">
      <style:text-properties style:font-name="Calibri" style:font-name-asian="Calibri" style:font-name-complex="Calibri"/>
    </style:style>
    <style:style style:name="T21" style:parent-style-name="Policepardéfaut" style:family="text">
      <style:text-properties style:font-name="Calibri"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Policepardéfaut" style:family="text">
      <style:text-properties style:font-name="Calibri"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Policepardéfaut" style:family="text">
      <style:text-properties style:font-name="Calibri" style:font-name-asian="Calibri" style:font-name-complex="Calibri"/>
    </style:style>
    <style:style style:name="T26" style:parent-style-name="Policepardéfaut" style:family="text">
      <style:text-properties style:font-name="Calibri"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Policepardéfaut" style:family="text">
      <style:text-properties style:font-name="Calibri" style:font-name-asian="Calibri" style:font-name-complex="Calibri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Policepardéfaut" style:family="text">
      <style:text-properties style:font-name="Calibri" style:font-name-asian="Calibri" style:font-name-complex="Calibri"/>
    </style:style>
    <style:style style:name="T31" style:parent-style-name="Policepardéfaut" style:family="text">
      <style:text-properties style:font-name="Calibri" style:font-name-asian="Calibri" style:font-name-complex="Calibri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Policepardéfaut" style:family="text">
      <style:text-properties style:font-name="Calibri" style:font-name-asian="Calibri" style:font-name-complex="Calibri"/>
    </style:style>
    <style:style style:name="T34" style:parent-style-name="Policepardéfaut" style:family="text">
      <style:text-properties style:font-name="Calibri" style:font-name-asian="Calibri" style:font-name-complex="Calibri"/>
    </style:style>
    <style:style style:name="T35" style:parent-style-name="Policepardéfaut" style:family="text">
      <style:text-properties style:font-name="Calibri" style:font-name-asian="Calibri" style:font-name-complex="Calibri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Policepardéfaut" style:family="text">
      <style:text-properties style:font-name="Calibri" style:font-name-asian="Calibri" style:font-name-complex="Calibri"/>
    </style:style>
    <style:style style:name="P38" style:parent-style-name="Normal" style:family="paragraph">
      <style:paragraph-properties fo:margin-bottom="0.1388in" fo:line-height="115%"/>
    </style:style>
    <style:style style:name="T39" style:parent-style-name="Policepardéfaut" style:family="text">
      <style:text-properties style:font-name="Calibri" style:font-name-asian="Calibri" style:font-name-complex="Calibri"/>
    </style:style>
    <style:style style:name="T40" style:parent-style-name="Policepardéfaut" style:family="text">
      <style:text-properties style:font-name="Calibri" style:font-name-asian="Calibri" style:font-name-complex="Calibri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Policepardéfaut" style:family="text">
      <style:text-properties style:font-name="Calibri" style:font-name-asian="Calibri" style:font-name-complex="Calibri"/>
    </style:style>
    <style:style style:name="T43" style:parent-style-name="Policepardéfaut" style:family="text">
      <style:text-properties style:font-name="Calibri" style:font-name-asian="Calibri" style:font-name-complex="Calibri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Policepardéfaut" style:family="text">
      <style:text-properties style:font-name="Calibri" style:font-name-asian="Calibri" style:font-name-complex="Calibri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Policepardéfaut" style:family="text">
      <style:text-properties style:font-name="Calibri"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Policepardéfaut" style:family="text">
      <style:text-properties style:font-name="Calibri" style:font-name-asian="Calibri" style:font-name-complex="Calibri"/>
    </style:style>
    <style:style style:name="T50" style:parent-style-name="Policepardéfaut" style:family="text">
      <style:text-properties style:font-name="Calibri"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Policepardéfaut" style:family="text">
      <style:text-properties style:font-name="Calibri" style:font-name-asian="Calibri" style:font-name-complex="Calibri"/>
    </style:style>
    <style:style style:name="T53" style:parent-style-name="Policepardéfaut" style:family="text">
      <style:text-properties style:font-name="Calibri" style:font-name-asian="Calibri" style:font-name-complex="Calibri"/>
    </style:style>
    <style:style style:name="T54" style:parent-style-name="Policepardéfaut" style:family="text">
      <style:text-properties style:font-name="Calibri" style:font-name-asian="Calibri" style:font-name-complex="Calibri"/>
    </style:style>
    <style:style style:name="T55" style:parent-style-name="Policepardéfaut" style:family="text">
      <style:text-properties style:font-name="Calibri" style:font-name-asian="Calibri" style:font-name-complex="Calibri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Policepardéfaut" style:family="text">
      <style:text-properties style:font-name="Calibri"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Policepardéfaut" style:family="text">
      <style:text-properties style:font-name="Calibri" style:font-name-asian="Calibri" style:font-name-complex="Calibri"/>
    </style:style>
    <style:style style:name="T60" style:parent-style-name="Policepardéfaut" style:family="text">
      <style:text-properties style:font-name="Calibri"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Policepardéfaut" style:family="text">
      <style:text-properties style:font-name="Calibri"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Policepardéfaut" style:family="text">
      <style:text-properties style:font-name="Calibri" style:font-name-asian="Calibri" style:font-name-complex="Calibri"/>
    </style:style>
    <style:style style:name="T65" style:parent-style-name="Policepardéfaut" style:family="text">
      <style:text-properties style:font-name="Calibri"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Policepardéfaut" style:family="text">
      <style:text-properties style:font-name="Calibri"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Policepardéfaut" style:family="text">
      <style:text-properties style:font-name="Calibri" style:font-name-asian="Calibri" style:font-name-complex="Calibri"/>
    </style:style>
    <style:style style:name="T70" style:parent-style-name="Policepardéfaut" style:family="text">
      <style:text-properties style:font-name="Calibri" style:font-name-asian="Calibri" style:font-name-complex="Calibri"/>
    </style:style>
    <style:style style:name="T71" style:parent-style-name="Policepardéfaut" style:family="text">
      <style:text-properties style:font-name="Calibri"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Policepardéfaut" style:family="text">
      <style:text-properties style:font-name="Calibri" style:font-name-asian="Calibri" style:font-name-complex="Calibri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Policepardéfaut" style:family="text">
      <style:text-properties style:font-name="Calibri" style:font-name-asian="Calibri" style:font-name-complex="Calibri"/>
    </style:style>
    <style:style style:name="T76" style:parent-style-name="Policepardéfaut" style:family="text">
      <style:text-properties style:font-name="Calibri" style:font-name-asian="Calibri" style:font-name-complex="Calibri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Policepardéfaut" style:family="text">
      <style:text-properties style:font-name="Calibri" style:font-name-asian="Calibri" style:font-name-complex="Calibri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Policepardéfaut" style:family="text">
      <style:text-properties style:font-name="Calibri"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Policepardéfaut" style:family="text">
      <style:text-properties style:font-name="Calibri" style:font-name-asian="Calibri" style:font-name-complex="Calibri"/>
    </style:style>
    <style:style style:name="T83" style:parent-style-name="Policepardéfaut" style:family="text">
      <style:text-properties style:font-name="Calibri" style:font-name-asian="Calibri" style:font-name-complex="Calibri"/>
    </style:style>
    <style:style style:name="T84" style:parent-style-name="Policepardéfaut" style:family="text">
      <style:text-properties style:font-name="Calibri" style:font-name-asian="Calibri" style:font-name-complex="Calibri"/>
    </style:style>
    <style:style style:name="T85" style:parent-style-name="Policepardéfaut" style:family="text">
      <style:text-properties style:font-name="Calibri" style:font-name-asian="Calibri" style:font-name-complex="Calibri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Policepardéfaut" style:family="text">
      <style:text-properties style:font-name="Calibri" style:font-name-asian="Calibri" style:font-name-complex="Calibri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Policepardéfaut" style:family="text">
      <style:text-properties style:font-name="Calibri" style:font-name-asian="Calibri" style:font-name-complex="Calibri"/>
    </style:style>
    <style:style style:name="T90" style:parent-style-name="Policepardéfaut" style:family="text">
      <style:text-properties style:font-name="Calibri" style:font-name-asian="Calibri" style:font-name-complex="Calibri"/>
    </style:style>
    <style:style style:name="P91" style:parent-style-name="Normal" style:family="paragraph">
      <style:paragraph-properties fo:margin-bottom="0.1388in" fo:line-height="115%"/>
    </style:style>
    <style:style style:name="T92" style:parent-style-name="Policepardéfaut" style:family="text">
      <style:text-properties style:font-name="Calibri" style:font-name-asian="Calibri" style:font-name-complex="Calibri"/>
    </style:style>
    <style:style style:name="P93" style:parent-style-name="Normal" style:family="paragraph">
      <style:paragraph-properties fo:margin-bottom="0.1388in" fo:line-height="115%"/>
    </style:style>
    <style:style style:name="T94" style:parent-style-name="Policepardéfaut" style:family="text">
      <style:text-properties style:font-name="Calibri" style:font-name-asian="Calibri" style:font-name-complex="Calibri"/>
    </style:style>
    <style:style style:name="P95" style:parent-style-name="Normal" style:family="paragraph">
      <style:paragraph-properties fo:margin-bottom="0.1388in" fo:line-height="115%"/>
    </style:style>
    <style:style style:name="T96" style:parent-style-name="Policepardéfaut" style:family="text">
      <style:text-properties style:font-name="Calibri" style:font-name-asian="Calibri" style:font-name-complex="Calibri"/>
    </style:style>
    <style:style style:name="T97" style:parent-style-name="Policepardéfaut" style:family="text">
      <style:text-properties style:font-name="Calibri" style:font-name-asian="Calibri" style:font-name-complex="Calibri"/>
    </style:style>
    <style:style style:name="T98" style:parent-style-name="Policepardéfaut" style:family="text">
      <style:text-properties style:font-name="Calibri" style:font-name-asian="Calibri" style:font-name-complex="Calibri"/>
    </style:style>
    <style:style style:name="P99" style:parent-style-name="Normal" style:family="paragraph">
      <style:paragraph-properties fo:margin-bottom="0.1388in" fo:line-height="115%"/>
    </style:style>
    <style:style style:name="T100" style:parent-style-name="Policepardéfaut" style:family="text">
      <style:text-properties style:font-name="Calibri" style:font-name-asian="Calibri" style:font-name-complex="Calibri"/>
    </style:style>
    <style:style style:name="T101" style:parent-style-name="Policepardéfaut" style:family="text">
      <style:text-properties style:font-name="Calibri" style:font-name-asian="Calibri" style:font-name-complex="Calibri"/>
    </style:style>
    <style:style style:name="T102" style:parent-style-name="Policepardéfaut" style:family="text">
      <style:text-properties style:font-name="Calibri" style:font-name-asian="Calibri" style:font-name-complex="Calibri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Policepardéfaut" style:family="text">
      <style:text-properties style:font-name="Calibri" style:font-name-asian="Calibri" style:font-name-complex="Calibri"/>
    </style:style>
    <style:style style:name="T105" style:parent-style-name="Policepardéfaut" style:family="text">
      <style:text-properties style:font-name="Calibri" style:font-name-asian="Calibri" style:font-name-complex="Calibri"/>
    </style:style>
    <style:style style:name="T106" style:parent-style-name="Policepardéfaut" style:family="text">
      <style:text-properties style:font-name="Calibri" style:font-name-asian="Calibri" style:font-name-complex="Calibri"/>
    </style:style>
    <style:style style:name="P107" style:parent-style-name="Normal" style:family="paragraph">
      <style:paragraph-properties fo:margin-bottom="0.1388in" fo:line-height="115%"/>
    </style:style>
    <style:style style:name="T108" style:parent-style-name="Policepardéfaut" style:family="text">
      <style:text-properties style:font-name="Calibri" style:font-name-asian="Calibri" style:font-name-complex="Calibri"/>
    </style:style>
    <style:style style:name="T109" style:parent-style-name="Policepardéfaut" style:family="text">
      <style:text-properties style:font-name="Calibri" style:font-name-asian="Calibri" style:font-name-complex="Calibri"/>
    </style:style>
    <style:style style:name="T110" style:parent-style-name="Policepardéfaut" style:family="text">
      <style:text-properties style:font-name="Calibri" style:font-name-asian="Calibri" style:font-name-complex="Calibri"/>
    </style:style>
    <style:style style:name="P111" style:parent-style-name="Normal" style:family="paragraph">
      <style:paragraph-properties fo:margin-bottom="0.1388in" fo:line-height="115%"/>
    </style:style>
    <style:style style:name="T112" style:parent-style-name="Policepardéfaut" style:family="text">
      <style:text-properties style:font-name="Calibri" style:font-name-asian="Calibri" style:font-name-complex="Calibri"/>
    </style:style>
    <style:style style:name="T113" style:parent-style-name="Policepardéfaut" style:family="text">
      <style:text-properties style:font-name="Calibri" style:font-name-asian="Calibri" style:font-name-complex="Calibri"/>
    </style:style>
    <style:style style:name="T114" style:parent-style-name="Policepardéfaut" style:family="text">
      <style:text-properties style:font-name="Calibri" style:font-name-asian="Calibri" style:font-name-complex="Calibri"/>
    </style:style>
    <style:style style:name="P115" style:parent-style-name="Normal" style:family="paragraph">
      <style:paragraph-properties fo:margin-bottom="0.1388in" fo:line-height="115%"/>
    </style:style>
    <style:style style:name="T116" style:parent-style-name="Policepardéfaut" style:family="text">
      <style:text-properties style:font-name="Calibri" style:font-name-asian="Calibri" style:font-name-complex="Calibri"/>
    </style:style>
    <style:style style:name="T117" style:parent-style-name="Policepardéfaut" style:family="text">
      <style:text-properties style:font-name="Calibri" style:font-name-asian="Calibri" style:font-name-complex="Calibri"/>
    </style:style>
    <style:style style:name="T118" style:parent-style-name="Policepardéfaut" style:family="text">
      <style:text-properties style:font-name="Calibri" style:font-name-asian="Calibri" style:font-name-complex="Calibri"/>
    </style:style>
    <style:style style:name="T119" style:parent-style-name="Policepardéfaut" style:family="text">
      <style:text-properties style:font-name="Calibri" style:font-name-asian="Calibri" style:font-name-complex="Calibri"/>
    </style:style>
    <style:style style:name="P120" style:parent-style-name="Normal" style:family="paragraph">
      <style:paragraph-properties fo:margin-bottom="0.1388in" fo:line-height="115%"/>
    </style:style>
    <style:style style:name="T121" style:parent-style-name="Policepardéfaut" style:family="text">
      <style:text-properties style:font-name="Calibri" style:font-name-asian="Calibri" style:font-name-complex="Calibri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Policepardéfaut" style:family="text">
      <style:text-properties style:font-name="Calibri" style:font-name-asian="Calibri" style:font-name-complex="Calibri"/>
    </style:style>
    <style:style style:name="T124" style:parent-style-name="Policepardéfaut" style:family="text">
      <style:text-properties style:font-name="Calibri" style:font-name-asian="Calibri" style:font-name-complex="Calibri"/>
    </style:style>
    <style:style style:name="P125" style:parent-style-name="Normal" style:family="paragraph">
      <style:paragraph-properties fo:margin-bottom="0.1388in" fo:line-height="115%"/>
    </style:style>
    <style:style style:name="T126" style:parent-style-name="Policepardéfaut" style:family="text">
      <style:text-properties style:font-name="Calibri" style:font-name-asian="Calibri" style:font-name-complex="Calibri"/>
    </style:style>
    <style:style style:name="T127" style:parent-style-name="Policepardéfaut" style:family="text">
      <style:text-properties style:font-name="Calibri" style:font-name-asian="Calibri" style:font-name-complex="Calibri"/>
    </style:style>
    <style:style style:name="T128" style:parent-style-name="Policepardéfaut" style:family="text">
      <style:text-properties style:font-name="Calibri" style:font-name-asian="Calibri" style:font-name-complex="Calibri"/>
    </style:style>
    <style:style style:name="P129" style:parent-style-name="Normal" style:family="paragraph">
      <style:paragraph-properties fo:margin-bottom="0.1388in" fo:line-height="115%"/>
    </style:style>
    <style:style style:name="T130" style:parent-style-name="Policepardéfaut" style:family="text">
      <style:text-properties style:font-name="Calibri" style:font-name-asian="Calibri" style:font-name-complex="Calibri"/>
    </style:style>
    <style:style style:name="T131" style:parent-style-name="Policepardéfaut" style:family="text">
      <style:text-properties style:font-name="Calibri" style:font-name-asian="Calibri" style:font-name-complex="Calibri"/>
    </style:style>
    <style:style style:name="T132" style:parent-style-name="Policepardéfaut" style:family="text">
      <style:text-properties style:font-name="Calibri" style:font-name-asian="Calibri" style:font-name-complex="Calibri"/>
    </style:style>
  </office:automatic-styles>
  <office:body>
    <office:text text:use-soft-page-breaks="true">
      <text:p text:style-name="P1"><text:span text:style-name="T2">Cahier des Charges : Veille Technologique pour HomeSkolar</text:span></text:p>
      <text:h text:style-name="Titre1" text:outline-level="1"><text:span text:style-name="T3">Objectif de la Veille Technologique</text:span></text:h>
      <text:p text:style-name="P4"><text:span text:style-name="T5">L'objectif de cette section est d'examiner les technologies actuelles qui pourraient être utilisées pour le développement de l’application HomeSkolar. En tenant<text:s/></text:span><text:span text:style-name="T6">compte des exigences du projet et des contraintes de simplicité, de maintien à long terme et de coût, nous devons déterminer quelles solutions techniques sont les plus adaptées pour répondre aux besoins du client tout en assurant une qualité de développeme</text:span><text:span text:style-name="T7">nt optimale.</text:span></text:p>
      <text:p text:style-name="P8"/>
      <text:p text:style-name="P9"><text:span text:style-name="T10">Technologies Actuelles et Analyse</text:span></text:p>
      <text:p text:style-name="P11"><text:span text:style-name="T12">Voici une analyse des technologies possibles pour le développement de l'application HomeSkolar en tenant compte des critères suivants : simplicité, communauté active, évolutivité et maintenance.</text:span></text:p>
      <text:p text:style-name="P13"/>
      <text:h text:style-name="Titre1" text:outline-level="1"><text:span text:style-name="T14">1. Technolog</text:span><text:span text:style-name="T15">ies de Développement Web (Frontend et Backend)</text:span></text:h>
      <text:h text:style-name="Titre2" text:outline-level="2"><text:span text:style-name="T16">Frontend : HTML5, CSS3, JavaScript, et Frameworks modernes (React, Vue.js, Angular)</text:span></text:h>
      <text:p text:style-name="P17"><text:span text:style-name="T18">Avantages :</text:span></text:p>
      <text:p text:style-name="P19"><text:span text:style-name="T20">Simplicité : Les technologies frontend comme HTML5, CSS3, et JavaScript sont largement utilisées et permettent d</text:span><text:span text:style-name="T21">e créer des interfaces utilisateur riches et interactives.</text:span></text:p>
      <text:p text:style-name="P22"><text:span text:style-name="T23">Communauté Active : React, Vue.js et Angular bénéficient toutes d'une large communauté de développeurs, avec des ressources, des tutoriels et des bibliothèques bien documentées.</text:span></text:p>
      <text:p text:style-name="P24"><text:span text:style-name="T25">Maintenance : Ces t</text:span><text:span text:style-name="T26">echnologies sont matures et largement soutenues, ce qui assure leur pérennité et facilite leur maintenance sur le long terme.</text:span></text:p>
      <text:p text:style-name="P27"><text:span text:style-name="T28">Inconvénients :</text:span></text:p>
      <text:p text:style-name="P29"><text:span text:style-name="T30">Complexité potentielle : Bien que React et Vue.js soient plus simples à adopter que Angular, il peut y avoir une c</text:span><text:span text:style-name="T31">ourbe d’apprentissage selon l’outil choisi.</text:span></text:p>
      <text:p text:style-name="P32"><text:span text:style-name="T33">Performance : Si le projet est très léger, l’utilisation de certains frameworks peut être plus lourde que nécessaire, bien que ce soit généralement géré par des outils modernes de build et d’optimisation.</text:span></text:p>
      <text:h text:style-name="Titre2" text:outline-level="2"><text:span text:style-name="T34">Backend</text:span><text:span text:style-name="T35"><text:s/>: Java avec Spring Boot ou Node.js (JavaScript)</text:span></text:h>
      <text:p text:style-name="P36"><text:span text:style-name="T37">Avantages :</text:span></text:p>
      <text:p text:style-name="P38"><text:span text:style-name="T39">Simplicité : Spring Boot en Java est une technologie robuste et bien adaptée à la création d’applications web scalables avec une architecture bien structurée. Node.js permet une approche JavaScr</text:span><text:span text:style-name="T40">ipt full-stack pour une application plus homogène.</text:span></text:p>
      <text:p text:style-name="P41"><text:span text:style-name="T42">Communauté Active : Spring Boot a une communauté mature et de nombreuses ressources, et Node.js, étant basé sur JavaScript, bénéficie également d’une large communauté et de nombreuses bibliothèques et outi</text:span><text:span text:style-name="T43">ls.</text:span></text:p>
      <text:soft-page-break/>
      <text:p text:style-name="P44"><text:span text:style-name="T45">Maintenance : Les deux technologies sont largement adoptées et bien documentées, ce qui permet de maintenir facilement le code dans le temps.</text:span></text:p>
      <text:p text:style-name="P46"><text:span text:style-name="T47">Inconvénients :</text:span></text:p>
      <text:p text:style-name="P48"><text:span text:style-name="T49">Spring Boot : Bien que très puissant, il peut introduire une certaine complexité, notamment au</text:span><text:span text:style-name="T50"><text:s/>niveau de la configuration. Il est aussi plus lourd que Node.js pour des applications simples.</text:span></text:p>
      <text:p text:style-name="P51"><text:span text:style-name="T52">Node.js : Peut être limité dans certains cas où des processus de calcul intensifs sont nécessaires (par exemple, pour des traitements lourds côté serveur).</text:span></text:p>
      <text:h text:style-name="Titre1" text:outline-level="1"><text:span text:style-name="T53">2. B</text:span><text:span text:style-name="T54">ase de Données</text:span></text:h>
      <text:h text:style-name="Titre2" text:outline-level="2"><text:span text:style-name="T55">Base de données relationnelle : MySQL, PostgreSQL</text:span></text:h>
      <text:p text:style-name="P56"><text:span text:style-name="T57">Avantages :</text:span></text:p>
      <text:p text:style-name="P58"><text:span text:style-name="T59">Simplicité : Les bases de données relationnelles sont largement utilisées, avec une syntaxe SQL standard, et sont bien adaptées aux données structurées (utilisateurs,<text:s/></text:span><text:span text:style-name="T60">rendez-vous, tâches).</text:span></text:p>
      <text:p text:style-name="P61"><text:span text:style-name="T62">Communauté Active : MySQL et PostgreSQL ont une large base d’utilisateurs et de développeurs, et bénéficient d’une documentation riche.</text:span></text:p>
      <text:p text:style-name="P63"><text:span text:style-name="T64">Maintenance : Ces systèmes de gestion de bases de données (SGBD) sont robustes et bien soutenus da</text:span><text:span text:style-name="T65">ns le temps, avec une grande stabilité.</text:span></text:p>
      <text:p text:style-name="P66"><text:span text:style-name="T67">Inconvénients :</text:span></text:p>
      <text:p text:style-name="P68"><text:span text:style-name="T69">Scalabilité : Bien que ces SGBD soient performants pour des projets de taille moyenne, ils peuvent poser des problèmes de scalabilité si l’application nécessite un grand nombre de transactions simulta</text:span><text:span text:style-name="T70">nées ou de données non structurées à l’avenir.</text:span></text:p>
      <text:h text:style-name="Titre2" text:outline-level="2"><text:span text:style-name="T71">Base de données NoSQL : MongoDB</text:span></text:h>
      <text:p text:style-name="P72"><text:span text:style-name="T73">Avantages :</text:span></text:p>
      <text:p text:style-name="P74"><text:span text:style-name="T75">Flexibilité : MongoDB est une base de données NoSQL qui permet une gestion flexible des données non structurées ou semi-structurées, idéale si l’application évolue<text:s/></text:span><text:span text:style-name="T76">avec des exigences de données plus variées.</text:span></text:p>
      <text:p text:style-name="P77"><text:span text:style-name="T78">Scalabilité : MongoDB est conçu pour supporter facilement des applications en croissance rapide avec un grand volume de données.</text:span></text:p>
      <text:p text:style-name="P79"><text:span text:style-name="T80">Inconvénients :</text:span></text:p>
      <text:p text:style-name="P81"><text:span text:style-name="T82">Complexité : Bien que MongoDB soit facile à utiliser, il peut deven</text:span><text:span text:style-name="T83">ir plus difficile à maintenir sur des projets plus complexes nécessitant des transactions atomiques.</text:span></text:p>
      <text:h text:style-name="Titre1" text:outline-level="1"><text:span text:style-name="T84">3. Outils de Communication et Collaboration</text:span></text:h>
      <text:h text:style-name="Titre2" text:outline-level="2"><text:span text:style-name="T85">WebSockets (pour la messagerie en temps réel)</text:span></text:h>
      <text:p text:style-name="P86"><text:span text:style-name="T87">Avantages :</text:span></text:p>
      <text:soft-page-break/>
      <text:p text:style-name="P88"><text:span text:style-name="T89">Simplicité : WebSockets permet une communication bidi</text:span><text:span text:style-name="T90">rectionnelle en temps réel, idéale pour la messagerie entre élèves et tuteurs.</text:span></text:p>
      <text:p text:style-name="P91"><text:span text:style-name="T92">Performance : Très léger, ce protocole est optimisé pour des mises à jour en temps réel sans surcharge de requêtes HTTP classiques.</text:span></text:p>
      <text:p text:style-name="P93"><text:span text:style-name="T94">Inconvénients :</text:span></text:p>
      <text:p text:style-name="P95"><text:span text:style-name="T96">Gestion de la scalabilité : S</text:span><text:span text:style-name="T97">i l’application grandit rapidement, la gestion de milliers de connexions WebSocket simultanées peut devenir complexe sans un outil de gestion adéquat.</text:span></text:p>
      <text:h text:style-name="Titre1" text:outline-level="1"><text:span text:style-name="T98">Orientation Technique du Projet</text:span></text:h>
      <text:p text:style-name="P99"><text:span text:style-name="T100">Après avoir analysé les différentes technologies, voici les choix recomma</text:span><text:span text:style-name="T101">ndés pour HomeSkolar :</text:span></text:p>
      <text:h text:style-name="Titre2" text:outline-level="2"><text:span text:style-name="T102">Frontend : React.js ou Vue.js</text:span></text:h>
      <text:p text:style-name="P103"><text:span text:style-name="T104">Ces deux frameworks sont modernes, légers, et bénéficient d’une large communauté. Ils permettent de développer une interface utilisateur réactive, avec une documentation bien fournie pour faciliter le<text:s/></text:span><text:span text:style-name="T105">développement.</text:span></text:p>
      <text:h text:style-name="Titre2" text:outline-level="2"><text:span text:style-name="T106">Backend : Spring Boot (Java)</text:span></text:h>
      <text:p text:style-name="P107"><text:span text:style-name="T108">Spring Boot est particulièrement adapté à la création d’applications robustes et scalables, et bien que sa courbe d’apprentissage puisse être légèrement plus élevée, il reste un excellent choix pour des<text:s/></text:span><text:span text:style-name="T109">applications à long terme. Il est également bien documenté et dispose d’une vaste communauté de développeurs.</text:span></text:p>
      <text:h text:style-name="Titre2" text:outline-level="2"><text:span text:style-name="T110">Base de Données : PostgreSQL</text:span></text:h>
      <text:p text:style-name="P111"><text:span text:style-name="T112">PostgreSQL est un excellent choix pour des données structurées et il dispose de performances exceptionnelles, d’une<text:s/></text:span><text:span text:style-name="T113">grande stabilité et d’une communauté active. Il est idéal pour gérer les informations d’utilisateurs, les rendez-vous, les tâches, etc.</text:span></text:p>
      <text:h text:style-name="Titre2" text:outline-level="2"><text:span text:style-name="T114">Communication en Temps Réel : WebSockets</text:span></text:h>
      <text:p text:style-name="P115"><text:span text:style-name="T116">Pour la messagerie en temps réel entre élèves et tuteurs, WebSockets sera la s</text:span><text:span text:style-name="T117">olution la plus simple et la plus performante. Elle permet des échanges instantanés sans surcharge inutile de données.</text:span></text:p>
      <text:h text:style-name="Titre1" text:outline-level="1"><text:span text:style-name="T118">So</text:span><text:span text:style-name="T119">urces de Recherche</text:span></text:h>
      <text:p text:style-name="P120"><text:span text:style-name="T121">Spring Boot Documentation : Spring.io – Documentation officielle et guide de démarrage rapide pour Spring Boot.</text:span></text:p>
      <text:p text:style-name="P122"><text:span text:style-name="T123">Reac</text:span><text:span text:style-name="T124">t.js Documentation : Reactjs.org – Documentation officielle de React, offrant des guides et des ressources pour le développement d’interfaces.</text:span></text:p>
      <text:p text:style-name="P125"><text:span text:style-name="T126">PostgreSQL Documentation : PostgreSQL.org – Ressources complètes sur PostgreSQL, incluant des tutoriels et des bo</text:span><text:span text:style-name="T127">nnes pratiques pour la gestion de bases de données.</text:span></text:p>
      <text:h text:style-name="Titre1" text:outline-level="1"><text:span text:style-name="T128">Conclusion</text:span></text:h>
      <text:p text:style-name="P129"><text:span text:style-name="T130">En suivant la méthodologie KISS (Keep It Simple, Stupid), l'orientation technique du projet se concentre sur des technologies éprouvées, simples à utiliser, et soutenues par des communautés act</text:span><text:span text:style-name="T131">ives. Les choix proposés garantiront une application robuste, scalable et facile à maintenir à long<text:s/></text:span><text:soft-page-break/><text:span text:style-name="T132">ter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B03</dc:creator>
    <meta:creation-date>2024-11-14T14:42:00Z</meta:creation-date>
    <dc:date>2024-11-14T15:11:00Z</dc:date>
    <meta:template xlink:href="Normal.dotm" xlink:type="simple"/>
    <meta:editing-cycles>2</meta:editing-cycles>
    <meta:editing-duration>PT1560S</meta:editing-duration>
    <meta:document-statistic meta:page-count="4" meta:paragraph-count="13" meta:word-count="1036" meta:character-count="6721" meta:row-count="47" meta:non-whitespace-character-count="5698"/>
  </office:meta>
</office:document-meta>
</file>